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font-name="Monaco1" fo:font-size="9pt" style:font-size-asian="9pt" style:font-size-complex="9pt"/>
    </style:style>
    <style:style style:name="P6" style:family="paragraph" style:parent-style-name="Standard">
      <style:text-properties style:font-name="Monaco1" fo:font-size="8pt" style:font-size-asian="8pt" style:font-size-complex="8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Contents_20_2">
      <style:paragraph-properties>
        <style:tab-stops>
          <style:tab-stop style:position="0cm"/>
        </style:tab-stops>
      </style:paragraph-properties>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TOC" style:master-page-name="Index">
      <style:paragraph-properties style:page-number="1"/>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09cm" svg:y="0.36cm" svg:width="7.65cm" svg:height="4.189cm" draw:z-index="1"><draw:image xlink:href="../sogo.png" xlink:type="simple" xlink:show="embed" xlink:actuate="onLoad"/></draw:frame></text:p>
      <text:p text:style-name="P3"/>
      <text:p text:style-name="P3"/>
      <text:p text:style-name="P3"/>
      <text:p text:style-name="P3"/>
      <text:p text:style-name="P8"/>
      <text:p text:style-name="P10">Scalable OpenGroupware.org (SOGo)<text:line-break/> – Inverse Edition 1.2.1</text:p>
      <text:p text:style-name="P9">Mozilla Thunderbird Configuration Guide</text:p>
      <text:p text:style-name="P3"/>
      <text:p text:style-name="P14">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2.1 – February 2010</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2">Mozilla Thunderbird <text:s text:c="2"/><text:tab/>4</text:p>
          <text:p text:style-name="P12">Mozilla Lightning (Inverse Edition) <text:s text:c="2"/><text:tab/>4</text:p>
          <text:p text:style-name="P12">SOGo Connector and SOGo Integrator <text:s text:c="2"/><text:tab/>5</text:p>
          <text:p text:style-name="P13">Chapter 4<text:tab/>SOGo Integrator Customization <text:s text:c="2"/><text:tab/>6</text:p>
          <text:p text:style-name="P12">Customization <text:s text:c="2"/><text:tab/>6</text:p>
          <text:p text:style-name="P13">Chapter 5<text:tab/>SOGo Update Server <text:s text:c="2"/><text:tab/>8</text:p>
          <text:p text:style-name="P12">Installation <text:s text:c="2"/><text:tab/>8</text:p>
          <text:p text:style-name="P12">Configuration <text:s text:c="2"/><text:tab/>8</text:p>
          <text:p text:style-name="P13">Chapter 6<text:tab/>Additional Information <text:s text:c="2"/><text:tab/>11</text:p>
          <text:p text:style-name="P13">Chapter 7<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Mozilla Thunderbird and its associated extensions so it can be used with the Scalable OpenGroupware.org (SOGo) solution.</text:p>
      <text:p text:style-name="Standard">The instructions are based on version 1.2.1 of SOGo.</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calableogo.org/">http://www.scalableogo.org/</text:a></text:p>
      <text:h text:style-name="P17"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version 2.0 is the official front end client of SOGo.</text:p>
      <text:p text:style-name="Standard">Note that the version 3 of Mozilla Thunderbird, which has just been released, is not currently supported by the Inverse Edition of Mozilla Lightning. It is also not supported by the SOGo Connector and Integrator extensions. When the version 3 will be released, it will quickly be supported by those extensions.</text:p>
      <text:p text:style-name="Standard">In order to download and install Mozilla Thunderbird 2,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text:p>
      <text:p text:style-name="Standard">The Inverse Edition provided back ported features, bug fixes and security fixes from the current development version which is currently being developed to work only with Thunderbird 3.</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calableogo.org/downloads/frontends.html">http://www.scalableogo.org/downloads/frontends.html</text:a></text:p>
      <text:h text:style-name="Heading_20_2" text:outline-level="2"><text:soft-page-break/>SOGo Connector and SOGo Integrator</text:h>
      <text:p text:style-name="Standard">The SOGo Connector and Integrator extensions are provided to perfect the integration of Mozilla Thunderbird 2 with the SOGo groupware solution.</text:p>
      <text:p text:style-name="Standard">First of all, the SOGo Connector extension transforms Thunderbird 2 into a full DAV client for groupware servers such as SOGo, OpenGroupware.org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calableogo.org/downloads/frontends.html">http://www.scalableogo.org/downloads/frontends.html</text:a></text:p>
      <text:p text:style-name="Standard">Prior to installing the SOGo Integrator extension, you should read the following chapter – <text:span text:style-name="T1">SOGo Integrator Customization</text:span>.</text:p>
      <text:h text:style-name="P17"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Standard"/>
      <text:p text:style-name="Standard">It should normally be located at :</text:p>
      <text:p text:style-name="Code">chrome/content/sogo-integrator/extensions.rdf</text:p>
      <text:p text:style-name="Standard"/>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text:soft-page-break/>For example, one would replace :</text:p>
      <text:p text:style-name="Code">&lt;Seq about="http://inverse.ca/sogo-integrator/extensions" isi:updateURL="http://sogo-demo.inverse.ca/plugins/updates.php?plugin=%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WOApplicationRedirectURL default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2 and install your newly modified extension.</text:p>
      <text:h text:style-name="P17"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5">&lt;em:updateLink&gt;http://inverse.ca/downloads/extensions/&lt;?php echo $plugin["filename"] ?&gt;&lt;/em:updateLink&gt;</text:p>
      <text:p text:style-name="Standard">Please refer to your HTTP server documentation for this together with the installation and configuration of PHP.</text:p>
      <text:p text:style-name="Standard">You must also modify your <text:span text:style-name="T3">php.ini</text:span> file (usually located under <text:span text:style-name="T3">/etc/</text:span>) and set both <text:span text:style-name="T3">register_globals</text:span> and <text:span text:style-name="T3">register_long_arrays</text:span> to <text:span text:style-name="T3">On</text:span>.</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For example, to automatically install SOGo Connector, SOGo Integrator and Lightning 0.9.6, you would have :</text:p>
      <text:p text:style-name="P6">$plugins </text:p>
      <text:p text:style-name="P6"><text:soft-page-break/>= array( "sogo-connector@inverse.ca"</text:p>
      <text:p text:style-name="P6"><text:s text:c="9"/>=&gt; array( "application" =&gt; "thunderbird",</text:p>
      <text:p text:style-name="P6"><text:s text:c="19"/>"version" =&gt; "0.97",</text:p>
      <text:p text:style-name="P6"><text:s text:c="19"/>"filename" =&gt; "sogo-connector-0.97.xpi" ),</text:p>
      <text:p text:style-name="P6"><text:s text:c="9"/>"sogo-integrator@inverse.ca"</text:p>
      <text:p text:style-name="P6"><text:s text:c="9"/>=&gt; array( "application" =&gt; "thunderbird",</text:p>
      <text:p text:style-name="P6"><text:s text:c="19"/>"version" =&gt; "0.97",</text:p>
      <text:p text:style-name="P6"><text:s text:c="19"/>"filename" =&gt; "sogo-integrator-0.97-sogo-demo.xpi" ),</text:p>
      <text:p text:style-name="P6"><text:s text:c="9"/>"{e2fda1a4-762b-4020-b5ad-a41df1933103}"</text:p>
      <text:p text:style-name="P6"><text:s text:c="9"/>=&gt; array( "application" =&gt; "thunderbird",</text:p>
      <text:p text:style-name="P6"><text:s text:c="19"/>"version" =&gt; "0.9.7",</text:p>
      <text:p text:style-name="P6"><text:s text:c="19"/>"filename" =&gt; "lightning-0.9.7.xpi" ));</text:p>
      <text:p text:style-name="P7">The syntax is :</text:p>
      <text:p text:style-name="P6">“&lt;extension ID&gt;” =&gt; array( "application" =&gt; "thunderbird",</text:p>
      <text:p text:style-name="P6"><text:s text:c="19"/>"version" =&gt; "&lt;exact version found in the extension's install.rdf file&gt;",</text:p>
      <text:p text:style-name="P6"><text:s text:c="19"/>"filename" =&gt; "&lt;exact filename on the filesystem&gt;" )</text:p>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5">WINNT_x86-msvc/ lightning-0.9.7.xpi</text:p>
      <text:p text:style-name="P7">If you eventually want to disable an extension, that is, without removing it from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0.9.7, you would have :</text:span></text:p>
      <text:p text:style-name="P7"><text:span text:style-name="T5"><text:s/></text:span><text:span text:style-name="T4"><text:s text:c="3"/>&lt;li&gt;</text:span></text:p>
      <text:p text:style-name="P6"><text:s text:c="6"/>&lt;Description</text:p>
      <text:p text:style-name="P6"><text:s text:c="8"/>em:id="{e2fda1a4-762b-4020-b5ad-a41df1933103}"</text:p>
      <text:p text:style-name="P6"><text:s text:c="8"/>em:name="Lightning"/&gt;</text:p>
      <text:p text:style-name="P6"><text:soft-page-break/><text:s text:c="4"/>&lt;/li&gt;</text:p>
      <text:p text:style-name="P6"><text:s text:c="4"/>&lt;li&gt;</text:p>
      <text:p text:style-name="P6"><text:s text:c="6"/>&lt;Description</text:p>
      <text:p text:style-name="P6"><text:s text:c="8"/>em:id="sogo-integrator@inverse.ca"</text:p>
      <text:p text:style-name="P6"><text:s text:c="8"/>em:name="SOGo Integrator"/&gt;</text:p>
      <text:p text:style-name="P6"><text:s text:c="4"/>&lt;/li&gt;</text:p>
      <text:p text:style-name="P6"><text:s text:c="4"/>&lt;li&gt;</text:p>
      <text:p text:style-name="P6"><text:s text:c="6"/>&lt;Description</text:p>
      <text:p text:style-name="P6"><text:s text:c="8"/>em:id="sogo-connector@inverse.ca"</text:p>
      <text:p text:style-name="P6"><text:s text:c="8"/>em:name="SOGo Connector"/&gt;</text:p>
      <text:p text:style-name="P6"><text:s text:c="4"/>&lt;/li&gt;</text:p>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7"/>
      <text:p text:style-name="P7">Settings that pushed are pushed during initial configuration are controlled by the <text:span text:style-name="T3">./defaults/preferences/site.js</text:span> file from SOGo Integrator.</text:p>
      <text:p text:style-name="P7">Preferences that are forced upon every restart of Thunderbird are controlled from the <text:span text:style-name="T3">./chrome/content/sogo-integrator/general/custom-preferences.js</text:span> configuration file.</text:p>
      <text:h text:style-name="P17" text:outline-level="1">Additional Information</text:h>
      <text:p text:style-name="Standard">For more information, please consult the online FAQs (Frequently Asked Questions) :</text:p>
      <text:p text:style-name="Standard"><text:a xlink:type="simple" xlink:href="http://www.scalableogo.org/english/support/faq.html">http://www.scalableogo.org/english/support/faq.html</text:a></text:p>
      <text:p text:style-name="Standard">You can also read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0 Inverse inc.<text:tab/><text:chapter text:display="name" text:outline-level="1">SOGo Update Server</text:chapter><text:tab/><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84</meta:editing-cycles>
    <meta:editing-duration>PT07H57M27S</meta:editing-duration>
    <dc:date>2010-02-19T09:48:04</dc:date>
    <meta:document-statistic meta:table-count="0" meta:image-count="2" meta:object-count="0" meta:page-count="14" meta:paragraph-count="153" meta:word-count="1774" meta:character-count="12734"/>
    <meta:user-defined meta:name="Info 1"/>
    <meta:user-defined meta:name="Info 2"/>
    <meta:user-defined meta:name="Info 3"/>
    <meta:user-defined meta:name="Info 4"/>
  </office:meta>
</office:document-meta>
</file>